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9722in solid #ffffff" fo:background-color="#ededed" style:wrap="run-through" style:run-through="foreground" draw:opacity="100%" style:horizontal-rel="page-content" style:vertical-rel="paragraph" style:shadow="0in 0.01969in 0pc #000000" style:horizontal-pos="from-left" style:vertical-pos="from-top"/>
    </style:style>
    <style:style style:family="graphic" style:name="a1" style:parent-style-name="Graphics">
      <style:graphic-properties fo:border="0.09722in solid #ffffff" fo:background-color="#ededed" style:wrap="run-through" style:run-through="foreground" draw:opacity="100%" style:horizontal-rel="page-content" style:vertical-rel="paragraph" style:shadow="0in 0.01969in 0pc #000000" style:horizontal-pos="from-left" style:vertical-pos="from-top"/>
    </style:style>
  </office:automatic-styles>
  <office:body>
    <office:text text:use-soft-page-breaks="true">
      <text:p text:style-name="P1"><draw:frame draw:z-index="251660288" draw:style-name="a0" draw:name="Picture 1" text:anchor-type="paragraph" svg:x="0.86458in" svg:y="-0.85417in" svg:width="1.6in" svg:height="1.99481in" style:rel-width="scale" style:rel-height="scale"><draw:image xlink:href="media/image1.png" xlink:type="simple" xlink:show="embed" xlink:actuate="onLoad"/><svg:title/><svg:desc/></draw:frame><draw:frame draw:z-index="251658240" draw:style-name="a1" draw:name="Picture 1" text:anchor-type="paragraph" svg:x="-0.89028in" svg:y="-0.85in" svg:width="1.6in" svg:height="1.9948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Mangal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Mangal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Mangal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Mangal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Mangal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Mangal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Mangal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Mangal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Mangal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Mangal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Mangal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Mangal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Mangal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Mangal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Mangal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Mangal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Mangal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Mangal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Mangal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6in" fo:page-height="4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rayan singh bamaniya</meta:initial-creator>
    <dc:creator>Narayan singh bamaniya</dc:creator>
    <meta:creation-date>2025-07-03T12:02:00Z</meta:creation-date>
    <dc:date>2025-07-03T12:32:00Z</dc:date>
    <meta:template xlink:href="Normal" xlink:type="simple"/>
    <meta:editing-cycles>1</meta:editing-cycles>
    <meta:editing-duration>PT1800S</meta:editing-duration>
    <meta:document-statistic meta:page-count="1" meta:paragraph-count="1" meta:word-count="0" meta:character-count="2" meta:row-count="1" meta:non-whitespace-character-count="2"/>
  </office:meta>
</office:document-meta>
</file>